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8ab3"/>
    </style:style>
    <style:style style:name="P2" style:family="paragraph" style:parent-style-name="Standard">
      <style:text-properties fo:color="#3465a4" loext:opacity="100%" officeooo:rsid="00168ab3" officeooo:paragraph-rsid="00168ab3"/>
    </style:style>
    <style:style style:name="P3" style:family="paragraph" style:parent-style-name="Standard">
      <style:text-properties officeooo:paragraph-rsid="00179983"/>
    </style:style>
    <style:style style:name="P4" style:family="paragraph" style:parent-style-name="Standard">
      <style:text-properties fo:color="#3465a4" loext:opacity="100%" officeooo:rsid="00179983" officeooo:paragraph-rsid="00179983"/>
    </style:style>
    <style:style style:name="P5" style:family="paragraph" style:parent-style-name="Standard">
      <style:text-properties officeooo:paragraph-rsid="001a449c"/>
    </style:style>
    <style:style style:name="P6" style:family="paragraph" style:parent-style-name="Standard">
      <style:text-properties officeooo:paragraph-rsid="001b0612"/>
    </style:style>
    <style:style style:name="P7" style:family="paragraph" style:parent-style-name="Standard">
      <style:text-properties officeooo:paragraph-rsid="001b4db1"/>
    </style:style>
    <style:style style:name="T1" style:family="text">
      <style:text-properties fo:font-style="italic" fo:font-weight="bold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officeooo:rsid="001452e8"/>
    </style:style>
    <style:style style:name="T4" style:family="text">
      <style:text-properties fo:color="#3465a4" loext:opacity="100%" officeooo:rsid="00153a90"/>
    </style:style>
    <style:style style:name="T5" style:family="text">
      <style:text-properties fo:color="#3465a4" loext:opacity="100%" officeooo:rsid="00168ab3"/>
    </style:style>
    <style:style style:name="T6" style:family="text">
      <style:text-properties fo:color="#3465a4" loext:opacity="100%" officeooo:rsid="00179983"/>
    </style:style>
    <style:style style:name="T7" style:family="text">
      <style:text-properties fo:color="#3465a4" loext:opacity="100%" officeooo:rsid="001884c9"/>
    </style:style>
    <style:style style:name="T8" style:family="text">
      <style:text-properties fo:color="#3465a4" loext:opacity="100%" fo:language="es" fo:country="ES" fo:font-weight="normal" officeooo:rsid="00179983" style:font-weight-asian="normal" style:font-weight-complex="normal"/>
    </style:style>
    <style:style style:name="T9" style:family="text">
      <style:text-properties fo:color="#3465a4" loext:opacity="100%" fo:font-weight="normal" officeooo:rsid="00179983" style:font-weight-asian="normal" style:font-weight-complex="normal"/>
    </style:style>
    <style:style style:name="T10" style:family="text">
      <style:text-properties fo:color="#3465a4" loext:opacity="100%" officeooo:rsid="001a449c"/>
    </style:style>
    <style:style style:name="T11" style:family="text">
      <style:text-properties fo:color="#3465a4" loext:opacity="100%" officeooo:rsid="001b0612"/>
    </style:style>
    <style:style style:name="T12" style:family="text">
      <style:text-properties fo:color="#3465a4" loext:opacity="100%" officeooo:rsid="001b4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óricas a responder:<text:line-break/>1. Explica qué son los <text:span text:style-name="T1">sistemas de control de versiones</text:span>, cuáles son sus principales funciones.<text:line-break/><text:span text:style-name="T2">-</text:span><text:span text:style-name="T3">Son herramientas que gestionan los cambios en archivos permitiendo la colaboración, seguimiento de versiones y resolución de conflictos</text:span><text:line-break/><text:line-break/>2. Explica las diferencias entre un <text:span text:style-name="T1">sistema local</text:span>, un <text:span text:style-name="T1">sistema centralizado</text:span> y un <text:span text:style-name="T1">sistema distribuido</text:span> de control de versiones.<text:line-break/><text:span text:style-name="T4">-Sistema local: </text:span><text:span text:style-name="T5">El control de versiones ocurre de manera local en el equipo del usuario</text:span></text:p>
      <text:p text:style-name="P2">-Sistema centralizado: <text:s/>Mantiene un repositorio central en un servidor, y los usuarios descargan y suben cambios</text:p>
      <text:p text:style-name="P3"><text:span text:style-name="T5">-Sistema distribuido: Cada usuario tiene una copia del repositorio en su máquina, lo que le permite una independencia para trabajar</text:span><text:line-break/><text:line-break/>3. Explica qué es <text:span text:style-name="T1">Git </text:span>y cuáles son sus principales características.<text:line-break/><text:span text:style-name="T2">-</text:span><text:span text:style-name="T6">Git es un sistema de control de versiones </text:span></text:p>
      <text:p text:style-name="P3"><text:span text:style-name="T6">-Sus características son que es distribuido, rápido y eficiente que permite el trabajo con ramas y tiene un historial de cambios detallado</text:span><text:line-break/><text:line-break/>4. Define <text:span text:style-name="T1">Repositorio</text:span> en el contexto de los sistemas de control de versiones.<text:line-break/><text:span text:style-name="T2">-</text:span><text:span text:style-name="T6">Un repositorio es un lugar que almacena los archivos y el historial de cambios de un fichero</text:span><text:line-break/><text:line-break/>5. Un repositorio local de Git funciona con 3 “árboles” Working Tree, Stage Area y HEAD. Explica la dinámica de añadir (add) y confirmar (commit) ficheros o cambios al repositorio en Git.<text:line-break/><text:span text:style-name="T2">-</text:span><text:span text:style-name="T6">Working Tree: Es el espacio de trabajo local en donde los archivos estan descomprimidos y listos para ser editados</text:span></text:p>
      <text:p text:style-name="P4">-Stage Area: Es el almacenamiento intermedio usado para el procesamiento de datos </text:p>
      <text:p text:style-name="P5"><text:span text:style-name="T6">-HEAD: </text:span><text:span text:style-name="T7">U</text:span><text:span text:style-name="T8">na referencia a la confirmación actual en la rama que se encuentra actualmente en el repositorio</text:span><text:span text:style-name="T9"> </text:span><text:line-break/></text:p>
      <text:p text:style-name="P5"><text:span text:style-name="T10">-Realizas git add para agregar cambios al Stage Area y usas git commit para confirmar los cambios realizados </text:span></text:p>
      <text:p text:style-name="P6">6. Busca información y explica cuál es el propósito del fichero <text:span text:style-name="T1">.gitignore</text:span> en un repositorio.</text:p>
      <text:p text:style-name="P7"><text:span text:style-name="T11">-Gitignore se utiliza para especificar <text:s/></text:span><text:span text:style-name="T12">que archivos o directorios deben ser ignorados por git</text:span><text:line-break/><text:line-break/>7. Explica detalladamente las opciones para deshacer cambios <text:span text:style-name="T1">Revert</text:span>, <text:span text:style-name="T1">Soft Reset</text:span> y<text:line-break/><text:span text:style-name="T1">Hard Reset</text:span>.<text:line-break/><text:span text:style-name="T2">-</text:span><text:span text:style-name="T12">Revert: Crea un nuevo commit que deshace los cambios del anterior</text:span></text:p>
      <text:p text:style-name="P7"><text:span text:style-name="T12">-Soft Reset: Mueve el puntero de HEAD pero mantiene los cambios sin confirmar</text:span></text:p>
      <text:p text:style-name="P7"><text:span text:style-name="T12">-Hard Reset: Mueve el puntero HEAD y borra los cambios locales </text:span><text:line-break/><text:line-break/>8. Define <text:span text:style-name="T1">etiqueta</text:span>, <text:span text:style-name="T1">tag</text:span>o <text:span text:style-name="T1">label</text:span>, en el contexto de los sistemas de control de versiones.<text:line-break/><text:line-break/><text:line-break/>9. Define <text:span text:style-name="T1">rama</text:span>, <text:span text:style-name="T1">branch</text:span>, en el contexto de los sistemas de control de versiones.<text:line-break/><text:line-break/><text:line-break/>10. Define <text:span text:style-name="T1">fusión</text:span>, <text:span text:style-name="T1">merge</text:span>, en el contexto de los sistemas de control de versiones.<text:line-break/><text:line-break/><text:line-break/>11. Explica las diferencias entre <text:span text:style-name="T1">Merge </text:span>y <text:span text:style-name="T1">Rebase</text:span> para integrar cambios de una rama a otra usando Git.<text:line-break/><text:line-break/><text:soft-page-break/><text:line-break/>12. Explica en qué consiste el mecanismo <text:span text:style-name="T1">Cherry Pick</text:span> para incorporar cambios de una rama a otr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2:19.210000000</meta:creation-date>
    <dc:date>2024-11-07T16:25:13.025000000</dc:date>
    <meta:editing-duration>PT42M48S</meta:editing-duration>
    <meta:editing-cycles>1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11" meta:word-count="432" meta:character-count="2695" meta:non-whitespace-character-count="2251"/>
  </office:meta>
</office:document-meta>
</file>